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475_1052241590"/><text:span text:style-name="T1">#318</text:span><text:bookmark-end text:name="__RefHeading___Toc1475_1052241590"/></text:h>
        <text:p text:style-name="P3"/>
        <text:p text:style-name="P4">Pode estar certo que se estivermos perto o suficiente de Deus, não sairemos perdendo por conhecermos a Sua vontade.</text:p>
        <text:p text:style-name="P3"/>
        <text:h text:style-name="P1" text:outline-level="2"><text:bookmark-start text:name="__RefHeading___Toc1477_1052241590"/><text:a xlink:type="simple" xlink:href="http://bibliaonline.com.br/acf/1ts/1" text:style-name="Internet_20_link" text:visited-style-name="Visited_20_Internet_20_Link"><text:span text:style-name="T1">1 TESSALONICENSES 1</text:span></text:a><text:bookmark-end text:name="__RefHeading___Toc1477_1052241590"/></text:h>
        <text:p text:style-name="P3"/>
        <text:p text:style-name="P3"><text:span text:style-name="T1">Você pode conhecer o cenário deste livro lendo Atos </text:span><text:a xlink:type="simple" xlink:href="https://www.bibliaonline.com.br/acf/atos/17/1-9" text:style-name="Internet_20_link" text:visited-style-name="Visited_20_Internet_20_Link"><text:span text:style-name="T1">17:1-9</text:span></text:a><text:span text:style-name="T1">. Na primeira carta (Epístola) recebemos um impacto constante do frescor da esperança que esses novos crentes tinham em Cristo. E ao mesmo tempo, eles estavam sendo terrivelmente perseguidos. Será estranho que estas duas coisas, uma alegre esperança e perseguições pudessem ser experimentadas ao mesmo tempo? O próprio Paulo costumava ter ambas, e raramente passava sem elas. Assim ele compartilhava do gozo deles.</text:span></text:p>
        <text:p text:style-name="P3"/>
        <text:p text:style-name="P3"><text:a xlink:type="simple" xlink:href="http://bibliaonline.com.br/acf/1ts/1/2-4" text:style-name="Internet_20_link" text:visited-style-name="Visited_20_Internet_20_Link"><text:span text:style-name="T1">1Ts 1:2-4</text:span></text:a><text:span text:style-name="T1"> Fé, amor e esperança. Temos uma vida gloriosa, somos felizes se vivemos nestas coisas.</text:span></text:p>
        <text:p text:style-name="P3"/>
        <text:p text:style-name="P3"><text:a xlink:type="simple" xlink:href="http://bibliaonline.com.br/acf/1ts/1/5-10" text:style-name="Internet_20_link" text:visited-style-name="Visited_20_Internet_20_Link"><text:span text:style-name="T1">1Ts 1:5-10</text:span></text:a><text:span text:style-name="T1"> Mas a vida do Cristão não é apenas contemplação... é viver expressando isso! O modo fiel como esses crentes estavam vivendo era conhecido em muitos lugares.</text:span></text:p>
        <text:p text:style-name="P3"/>
        <text:p text:style-name="P3"><text:a xlink:type="simple" xlink:href="http://bibliaonline.com.br/acf/1ts/1/9-10" text:style-name="Internet_20_link" text:visited-style-name="Visited_20_Internet_20_Link"><text:span text:style-name="T1">1Ts 1:9-10</text:span></text:a><text:span text:style-name="T1">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span></text:p>
        <text:p text:style-name="P3"/>
        <text:h text:style-name="P2" text:outline-level="2"><text:bookmark-start text:name="__RefHeading___Toc1479_1052241590"/>#319<text:bookmark-end text:name="__RefHeading___Toc1479_1052241590"/></text:h>
        <text:p text:style-name="P3"/>
        <text:p text:style-name="P3"><text:span text:style-name="T1">Para aqueles que se importam o suficiente para perguntar duas vezes, "onde", será mostrado "onde". E Ele lhes dirá, "ali". Lucas </text:span><text:a xlink:type="simple" xlink:href="https://www.bibliaonline.com.br/acf/lc/22/9,11,12" text:style-name="Internet_20_link" text:visited-style-name="Visited_20_Internet_20_Link"><text:span text:style-name="T1">22:9,11,12</text:span></text:a><text:span text:style-name="T1">. "E, indo eles, acharam como lhes havia sido dito." </text:span></text:p>
        <text:p text:style-name="P3"/>
        <text:h text:style-name="P1" text:outline-level="2"><text:bookmark-start text:name="__RefHeading___Toc1481_1052241590"/><text:soft-page-break/><text:a xlink:type="simple" xlink:href="http://bibliaonline.com.br/acf/1ts/2" text:style-name="Internet_20_link" text:visited-style-name="Visited_20_Internet_20_Link"><text:span text:style-name="T1">1 TESSALONICENSES 2</text:span></text:a><text:bookmark-end text:name="__RefHeading___Toc1481_1052241590"/></text:h>
        <text:p text:style-name="P3"/>
        <text:p text:style-name="P3"><text:a xlink:type="simple" xlink:href="http://bibliaonline.com.br/acf/1ts/2/1-11" text:style-name="Internet_20_link" text:visited-style-name="Visited_20_Internet_20_Link"><text:span text:style-name="T1">1Ts 2:1-11</text:span></text:a><text:span text:style-name="T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futuras do Senhor Jesus.</text:span></text:p>
        <text:p text:style-name="P3"/>
        <text:p text:style-name="P3"><text:a xlink:type="simple" xlink:href="http://bibliaonline.com.br/acf/1ts/2/12" text:style-name="Internet_20_link" text:visited-style-name="Visited_20_Internet_20_Link"><text:span text:style-name="T1">1Ts 2:12</text:span></text:a><text:span text:style-name="T1">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span></text:p>
        <text:p text:style-name="P3"/>
        <text:p text:style-name="P3"><text:a xlink:type="simple" xlink:href="http://bibliaonline.com.br/acf/1ts/2/13" text:style-name="Internet_20_link" text:visited-style-name="Visited_20_Internet_20_Link"><text:span text:style-name="T1">1Ts 2:13</text:span></text:a><text:span text:style-name="T1"> Eles não tinham recebido a mensagem como vinda de Paulo, mas como a Palavra de Deus. E repare que diz que ela funciona quando cremos nela! Quanto realmente cremos nela? E nossa vida está mostrando o quanto cremos. A Palavra de Deus é a fonte de toda a nossa confiança.</text:span></text:p>
        <text:p text:style-name="P3"/>
        <text:p text:style-name="P3"><text:a xlink:type="simple" xlink:href="http://bibliaonline.com.br/acf/1ts/2/14-20" text:style-name="Internet_20_link" text:visited-style-name="Visited_20_Internet_20_Link"><text:span text:style-name="T1">1Ts 2:14-20</text:span></text:a><text:span text:style-name="T1"> As perseguições, que eram causadas por Satanás impedindo Paulo, significam que ele não podia vê-los face a face. Mas ele aceitava aquilo como sendo permitido por Deus.</text:span></text:p>
        <text:p text:style-name="P3"/>
        <text:p text:style-name="P3"><text:a xlink:type="simple" xlink:href="http://bibliaonline.com.br/acf/1ts/2/19-20" text:style-name="Internet_20_link" text:visited-style-name="Visited_20_Internet_20_Link"><text:span text:style-name="T1">1Ts 2:19-20</text:span></text:a><text:span text:style-name="T1"> Mas esse mesmo impedimento o fez pensar de quando todos estariam juntos com Cristo no céu. Repare como os crentes, bem como Cristo, enchiam seu coração de gozo. Com frequência pensamos só em estarmos com Cristo, mas vamos trazer alegria uns para com os outros também.</text:span></text:p>
        <text:p text:style-name="P3"/>
        <text:h text:style-name="P2" text:outline-level="2"><text:bookmark-start text:name="__RefHeading___Toc1483_1052241590"/>#320<text:bookmark-end text:name="__RefHeading___Toc1483_1052241590"/></text:h>
        <text:p text:style-name="P3"/>
        <text:p text:style-name="P4">Vale a pena perder um mundo para ter uma eternidade em intimidade com Cristo.</text:p>
        <text:p text:style-name="P3"/>
        <text:h text:style-name="P1" text:outline-level="2"><text:bookmark-start text:name="__RefHeading___Toc1485_1052241590"/><text:a xlink:type="simple" xlink:href="http://bibliaonline.com.br/acf/1ts/3" text:style-name="Internet_20_link" text:visited-style-name="Visited_20_Internet_20_Link"><text:span text:style-name="T1">1 TESSALONICENSES 3</text:span></text:a><text:bookmark-end text:name="__RefHeading___Toc1485_1052241590"/></text:h>
        <text:p text:style-name="P3"/>
        <text:p text:style-name="P3"><text:soft-page-break/><text:a xlink:type="simple" xlink:href="http://bibliaonline.com.br/acf/1ts/3/1-10" text:style-name="Internet_20_link" text:visited-style-name="Visited_20_Internet_20_Link"><text:span text:style-name="T1">1Ts 3:1-10</text:span></text:a><text:span text:style-name="T1"> Paulo só tinha sido capaz de permanecer por um breve período em Tessalônica porque os Judeus estavam promovendo grandes perseguições - </text:span><text:a xlink:type="simple" xlink:href="https://www.bibliaonline.com.br/acf/atos/17" text:style-name="Internet_20_link" text:visited-style-name="Visited_20_Internet_20_Link"><text:span text:style-name="T1">Atos 17</text:span></text:a><text:span text:style-name="T1">.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enviou Timóteo para descobrir como eles estavam passando. Quando Timóteo voltou, e contou a Paulo as boas novas de que a fé e o amor deles (</text:span><text:a xlink:type="simple" xlink:href="https://www.bibliaonline.com.br/acf/1ts/3/6" text:style-name="Internet_20_link" text:visited-style-name="Visited_20_Internet_20_Link"><text:span text:style-name="T1">vers. 6</text:span></text:a><text:span text:style-name="T1">) haviam permanecido firmes, ele foi confortado.</text:span></text:p>
        <text:p text:style-name="P3"/>
        <text:p text:style-name="P3"><text:a xlink:type="simple" xlink:href="http://bibliaonline.com.br/acf/1ts/3/8" text:style-name="Internet_20_link" text:visited-style-name="Visited_20_Internet_20_Link"><text:span text:style-name="T1">1Ts 3:8</text:span></text:a><text:span text:style-name="T1"> Ele estava tão perto em espírito daqueles crentes que podia dizer "Porque agora vivemos, se estais firmes no Senhor."</text:span></text:p>
        <text:p text:style-name="P3"/>
        <text:p text:style-name="P3"><text:a xlink:type="simple" xlink:href="http://bibliaonline.com.br/acf/1ts/3/11" text:style-name="Internet_20_link" text:visited-style-name="Visited_20_Internet_20_Link"><text:span text:style-name="T1">1Ts 3:11</text:span></text:a><text:span text:style-name="T1"> O gozo inundava a alma de Paulo quando pensava em poder vê-los.</text:span></text:p>
        <text:p text:style-name="P3"/>
        <text:p text:style-name="P3"><text:a xlink:type="simple" xlink:href="http://bibliaonline.com.br/acf/1ts/3/12" text:style-name="Internet_20_link" text:visited-style-name="Visited_20_Internet_20_Link"><text:span text:style-name="T1">1Ts 3:12</text:span></text:a><text:span text:style-name="T1"> Eles com certeza havia demonstrado amor uns para com os outros... ele desejava mais... porque ele próprio tinha um amor assim ardente por eles. O amor divino é eterno... é infinito... é o maior poder já conhecido. O amor no </text:span><text:a xlink:type="simple" xlink:href="https://www.bibliaonline.com.br/acf/1ts/3/12" text:style-name="Internet_20_link" text:visited-style-name="Visited_20_Internet_20_Link"><text:span text:style-name="T1">versículo 12</text:span></text:a><text:span text:style-name="T1"> produz a santidade no </text:span><text:a xlink:type="simple" xlink:href="https://www.bibliaonline.com.br/acf/1ts/3/13" text:style-name="Internet_20_link" text:visited-style-name="Visited_20_Internet_20_Link"><text:span text:style-name="T1">versículo 13</text:span></text:a><text:span text:style-name="T1">, mas a santidade não produz necessariamente o amor.</text:span></text:p>
        <text:p text:style-name="P3"/>
        <text:h text:style-name="P2" text:outline-level="2"><text:bookmark-start text:name="__RefHeading___Toc1487_1052241590"/>#321<text:bookmark-end text:name="__RefHeading___Toc1487_1052241590"/></text:h>
        <text:p text:style-name="P3"/>
        <text:p text:style-name="P4">Se você procura saber como descobrir a vontade de Deus sem obedecer, você está procurando o mal.</text:p>
        <text:p text:style-name="P3"/>
        <text:h text:style-name="P1" text:outline-level="2"><text:bookmark-start text:name="__RefHeading___Toc1489_1052241590"/><text:a xlink:type="simple" xlink:href="http://bibliaonline.com.br/acf/1ts/4" text:style-name="Internet_20_link" text:visited-style-name="Visited_20_Internet_20_Link"><text:span text:style-name="T1">1 TESSALONICENSES 4</text:span></text:a><text:bookmark-end text:name="__RefHeading___Toc1489_1052241590"/></text:h>
        <text:p text:style-name="P3"/>
        <text:p text:style-name="P3"><text:a xlink:type="simple" xlink:href="http://bibliaonline.com.br/acf/1ts/4/1" text:style-name="Internet_20_link" text:visited-style-name="Visited_20_Internet_20_Link"><text:span text:style-name="T1">1Ts 4:1</text:span></text:a><text:span text:style-name="T1"> Devemos viver de tal maneira que seja agradável a Deus. Lembre-se, Ele nos deu o poder para fazermos isto.</text:span></text:p>
        <text:p text:style-name="P3"/>
        <text:p text:style-name="P3"><text:a xlink:type="simple" xlink:href="http://bibliaonline.com.br/acf/1ts/4/2-8" text:style-name="Internet_20_link" text:visited-style-name="Visited_20_Internet_20_Link"><text:span text:style-name="T1">1Ts 4:2-8</text:span></text:a><text:span text:style-name="T1"> Aqui temos um aviso contra a imoralidade, evidentemente apresentado de forma gentil. Os Tessalonicenses tinham vivido uma vida imoral e pagã antes de serem salvos. Era difícil para eles mudarem de repente. Mas o poder da nova vida é mais forte </text:span><text:soft-page-break/><text:span text:style-name="T1">que o poder da velha vida. Quando se vive em obediência à vontade de Deus (</text:span><text:a xlink:type="simple" xlink:href="https://www.bibliaonline.com.br/acf/1ts/4/3" text:style-name="Internet_20_link" text:visited-style-name="Visited_20_Internet_20_Link"><text:span text:style-name="T1">vers. 3</text:span></text:a><text:span text:style-name="T1">),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text:span><text:a xlink:type="simple" xlink:href="http://bibliaonline.com.br/acf/1co/6/18-20" text:style-name="Internet_20_link" text:visited-style-name="Visited_20_Internet_20_Link"><text:span text:style-name="T1">6:18-20</text:span></text:a><text:span text:style-name="T1">.</text:span></text:p>
        <text:p text:style-name="P3"/>
        <text:p text:style-name="P3"><text:a xlink:type="simple" xlink:href="http://bibliaonline.com.br/acf/1ts/4/8-12" text:style-name="Internet_20_link" text:visited-style-name="Visited_20_Internet_20_Link"><text:span text:style-name="T1">1Ts 4:8-12</text:span></text:a><text:span text:style-name="T1"> Ele não precisava lembrá-los de amarem uns aos outros, mas diz que eles deviam amar uns aos outros ainda mais.</text:span></text:p>
        <text:p text:style-name="P3"/>
        <text:p text:style-name="P3"><text:a xlink:type="simple" xlink:href="http://bibliaonline.com.br/acf/1ts/4/11" text:style-name="Internet_20_link" text:visited-style-name="Visited_20_Internet_20_Link"><text:span text:style-name="T1">1Ts 4:11</text:span></text:a><text:span text:style-name="T1"> Uma das poucas vezes em que a palavra "estudo" é usada nas Escrituras. Repare no que devemos ser por meio do estudo! O coração que descansa em Cristo e em Sua presente posição na glória, está quieto, em paz, e está satisfeito com as circunstâncias da sua vida.</text:span></text:p>
        <text:p text:style-name="P3"/>
        <text:p text:style-name="P3"><text:a xlink:type="simple" xlink:href="http://bibliaonline.com.br/acf/1ts/4/12" text:style-name="Internet_20_link" text:visited-style-name="Visited_20_Internet_20_Link"><text:span text:style-name="T1">1Ts 4:12</text:span></text:a><text:span text:style-name="T1"> Maravilhosa promessa para a pessoa que vive Cristo diante de seus vizinhos e parentes incrédulos, sem depender deles para suas necessidades.</text:span></text:p>
        <text:p text:style-name="P3"/>
        <text:p text:style-name="P3"><text:a xlink:type="simple" xlink:href="http://bibliaonline.com.br/acf/1ts/4/13-18" text:style-name="Internet_20_link" text:visited-style-name="Visited_20_Internet_20_Link"><text:span text:style-name="T1">1Ts 4:13-18</text:span></text:a><text:span text:style-name="T1">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span></text:p>
        <text:p text:style-name="P3"/>
        <text:h text:style-name="P2" text:outline-level="2"><text:bookmark-start text:name="__RefHeading___Toc1491_1052241590"/>#322<text:bookmark-end text:name="__RefHeading___Toc1491_1052241590"/></text:h>
        <text:p text:style-name="P3"/>
        <text:p text:style-name="P4">A submissão à Palavra de Deus assegura a manutenção da verdade para nós, e assegura que aprendamos mais.</text:p>
        <text:p text:style-name="P3"/>
        <text:h text:style-name="P1" text:outline-level="2"><text:bookmark-start text:name="__RefHeading___Toc1493_1052241590"/><text:a xlink:type="simple" xlink:href="http://bibliaonline.com.br/acf/1ts/5/1-11" text:style-name="Internet_20_link" text:visited-style-name="Visited_20_Internet_20_Link"><text:span text:style-name="T1">1 TESSALONICENSES 5, Vers. 1-11</text:span></text:a><text:bookmark-end text:name="__RefHeading___Toc1493_1052241590"/></text:h>
        <text:p text:style-name="P3"/>
        <text:p text:style-name="P3"><text:a xlink:type="simple" xlink:href="http://bibliaonline.com.br/acf/1ts/5/1-11" text:style-name="Internet_20_link" text:visited-style-name="Visited_20_Internet_20_Link"><text:span text:style-name="T1">1Ts 5:1-11</text:span></text:a><text:span text:style-name="T1"> Estes versículos não estão se referindo à vinda do Senhor da qual lemos </text:span><text:soft-page-break/><text:span text:style-name="T1">ontem. Eles se referem à vinda do Senhor conosco. Não são muitos os crentes que sabem a diferença. O "dia do Senhor" foi profetizado desde o tempo de Enoque (veja </text:span><text:a xlink:type="simple" xlink:href="https://www.bibliaonline.com.br/acf/jd/1/14" text:style-name="Internet_20_link" text:visited-style-name="Visited_20_Internet_20_Link"><text:span text:style-name="T1">Judas 14</text:span></text:a><text:span text:style-name="T1">). Todo o Antigo Testamento menciona apenas a vinda do Senhor que iremos comentar hoje e nunca menciona a vinda do Senhor para nos buscar. Sem dúvida é por isso que Paulo diz que ele não precisava explicar o que estaremos vendo hoje.</text:span></text:p>
        <text:p text:style-name="P3"/>
        <text:p text:style-name="P3"><text:span text:style-name="T1">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text:span><text:a xlink:type="simple" xlink:href="http://bibliaonline.com.br/acf/ml/4/2" text:style-name="Internet_20_link" text:visited-style-name="Visited_20_Internet_20_Link"><text:span text:style-name="T1">Ml 4:2</text:span></text:a><text:span text:style-name="T1">... o sol faz as pessoas despertarem). Mas quando Ele vem para nós, é como a estrela da manhã subindo - </text:span><text:a xlink:type="simple" xlink:href="http://bibliaonline.com.br/acf/ap/22/16" text:style-name="Internet_20_link" text:visited-style-name="Visited_20_Internet_20_Link"><text:span text:style-name="T1">Ap 22:16</text:span></text:a><text:span text:style-name="T1"> (o mundo dorme quando esta estrela sobe).</text:span></text:p>
        <text:p text:style-name="P3"/>
        <text:p text:style-name="P3"><text:a xlink:type="simple" xlink:href="http://bibliaonline.com.br/acf/1ts/5/2" text:style-name="Internet_20_link" text:visited-style-name="Visited_20_Internet_20_Link"><text:span text:style-name="T1">1Ts 5:2</text:span></text:a><text:span text:style-name="T1"> O dia da vinda do Senhor é como um ladrão à noite. O dia é como um ladrão, não que o Senhor seja como um ladrão. Ele tirará os que não foram salvos (não os salvos). "Então, estando dois no campo, será levado (incrédulo) um, e deixado o outro (crente)" </text:span><text:a xlink:type="simple" xlink:href="http://bibliaonline.com.br/acf/mt/24/39-40" text:style-name="Internet_20_link" text:visited-style-name="Visited_20_Internet_20_Link"><text:span text:style-name="T1">Mt 24:39-40</text:span></text:a><text:span text:style-name="T1">. Isto está se referindo à "manifestação".</text:span></text:p>
        <text:p text:style-name="P3"/>
        <text:p text:style-name="P3"><text:a xlink:type="simple" xlink:href="http://bibliaonline.com.br/acf/1ts/5/8" text:style-name="Internet_20_link" text:visited-style-name="Visited_20_Internet_20_Link"><text:span text:style-name="T1">1Ts 5:8</text:span></text:a><text:span text:style-name="T1"> Estas coisas são importantes para cada crente conhecer.</text:span></text:p>
        <text:p text:style-name="P3"/>
        <text:h text:style-name="P2" text:outline-level="2"><text:bookmark-start text:name="__RefHeading___Toc1495_1052241590"/>#323<text:bookmark-end text:name="__RefHeading___Toc1495_1052241590"/></text:h>
        <text:p text:style-name="P3"/>
        <text:p text:style-name="P4">A alma simples que tem seu coração sincero, não irá errar.</text:p>
        <text:p text:style-name="P3"/>
        <text:h text:style-name="P1" text:outline-level="2"><text:bookmark-start text:name="__RefHeading___Toc1497_1052241590"/><text:a xlink:type="simple" xlink:href="http://bibliaonline.com.br/acf/1ts/5/12-28" text:style-name="Internet_20_link" text:visited-style-name="Visited_20_Internet_20_Link"><text:span text:style-name="T1">1 TESSALONICENSES 5, Vers. 12-28</text:span></text:a><text:bookmark-end text:name="__RefHeading___Toc1497_1052241590"/></text:h>
        <text:p text:style-name="P3"/>
        <text:p text:style-name="P3"><text:a xlink:type="simple" xlink:href="http://bibliaonline.com.br/acf/1ts/5/12-28" text:style-name="Internet_20_link" text:visited-style-name="Visited_20_Internet_20_Link"><text:span text:style-name="T1">1Ts 5:12-28</text:span></text:a><text:span text:style-name="T1"> Instruções para a conduta diária, mas nem por isto sem importância. Aqueles que estavam mais expostos às perseguições e perigos eram os mais protegidos pelo Senhor.</text:span></text:p>
        <text:p text:style-name="P3"/>
        <text:p text:style-name="P3"><text:a xlink:type="simple" xlink:href="http://bibliaonline.com.br/acf/1ts/5/12-13" text:style-name="Internet_20_link" text:visited-style-name="Visited_20_Internet_20_Link"><text:span text:style-name="T1">1Ts 5:12-13</text:span></text:a><text:span text:style-name="T1"> Eles deveriam prestar amar e prestar atenção naqueles que haviam levado a nova verdade do Cristianismo. Os Cristãos em geral hoje não querem esta verdade.</text:span></text:p>
        <text:p text:style-name="P3"><text:soft-page-break/></text:p>
        <text:p text:style-name="P3"><text:a xlink:type="simple" xlink:href="http://bibliaonline.com.br/acf/1ts/5/14-15" text:style-name="Internet_20_link" text:visited-style-name="Visited_20_Internet_20_Link"><text:span text:style-name="T1">1Ts 5:14-15</text:span></text:a><text:span text:style-name="T1"> Instruções mais breves, mas nem por isso menos importantes.</text:span></text:p>
        <text:p text:style-name="P3"/>
        <text:p text:style-name="P3"><text:a xlink:type="simple" xlink:href="http://bibliaonline.com.br/acf/1ts/5/16" text:style-name="Internet_20_link" text:visited-style-name="Visited_20_Internet_20_Link"><text:span text:style-name="T1">1Ts 5:16</text:span></text:a><text:span text:style-name="T1"> Regozijar nunca precisa terminar para o crente, pois ele não obtém seu gozo de suas circunstâncias.</text:span></text:p>
        <text:p text:style-name="P3"/>
        <text:p text:style-name="P3"><text:a xlink:type="simple" xlink:href="http://bibliaonline.com.br/acf/1ts/5/16-21" text:style-name="Internet_20_link" text:visited-style-name="Visited_20_Internet_20_Link"><text:span text:style-name="T1">1Ts 5:16-21</text:span></text:a><text:span text:style-name="T1"> Estas tem a ver conosco pessoalmente.</text:span></text:p>
        <text:p text:style-name="P3"/>
        <text:p text:style-name="P3"><text:a xlink:type="simple" xlink:href="http://bibliaonline.com.br/acf/1ts/5/21-22" text:style-name="Internet_20_link" text:visited-style-name="Visited_20_Internet_20_Link"><text:span text:style-name="T1">1Ts 5:21-22</text:span></text:a><text:span text:style-name="T1"> Observe com atenção que Deus diz no primeiro versículo "retende" (segure com firmeza) aquilo que é correto, e no segundo versículo Ele diz "abstende-vos" (fique longe) de toda a iniquidade.</text:span></text:p>
        <text:p text:style-name="P3"/>
        <text:p text:style-name="P3"><text:a xlink:type="simple" xlink:href="http://bibliaonline.com.br/acf/1ts/5/23" text:style-name="Internet_20_link" text:visited-style-name="Visited_20_Internet_20_Link"><text:span text:style-name="T1">1Ts 5:23</text:span></text:a><text:span text:style-name="T1"> Aqui está o que o Deus de paz, Ele próprio, virá a fazer por você, em seu espírito, alma e corpo!</text:span></text:p>
        <text:p text:style-name="P3"/>
        <text:p text:style-name="P3"><text:a xlink:type="simple" xlink:href="http://bibliaonline.com.br/acf/1ts/5/24" text:style-name="Internet_20_link" text:visited-style-name="Visited_20_Internet_20_Link"><text:span text:style-name="T1">1Ts 5:24</text:span></text:a><text:span text:style-name="T1"> Mais! O que Deus promete a você, Ele fará!</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2:26.181862946</dc:date>
    <meta:creation-date>2018-06-11T22:51:04.642681485</meta:creation-date>
    <meta:generator>LibreOffice/6.0.7.3$Linux_X86_64 LibreOffice_project/00m0$Build-3</meta:generator>
    <meta:editing-duration>PT1M9S</meta:editing-duration>
    <meta:editing-cycles>1</meta:editing-cycles>
    <meta:document-statistic meta:table-count="0" meta:image-count="0" meta:object-count="0" meta:page-count="6" meta:paragraph-count="49" meta:word-count="1504" meta:character-count="8690" meta:non-whitespace-character-count="7233"/>
  </office:meta>
</office:document-meta>
</file>